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8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17_1774439683" text:style-name="Index_20_Link" text:visited-style-name="Index_20_Link">1 Introduction<text:tab/>1</text:a></text:p>
          <text:p text:style-name="P2"><text:a xlink:type="simple" xlink:href="#__RefHeading___Toc319_1774439683" text:style-name="Index_20_Link" text:visited-style-name="Index_20_Link">1.1 Problem description<text:tab/>1</text:a></text:p>
          <text:p text:style-name="P2"><text:a xlink:type="simple" xlink:href="#__RefHeading___Toc327_1774439683" text:style-name="Index_20_Link" text:visited-style-name="Index_20_Link">1.2 Glossary<text:tab/>1</text:a></text:p>
          <text:p text:style-name="P2"><text:a xlink:type="simple" xlink:href="#__RefHeading___Toc321_1774439683" text:style-name="Index_20_Link" text:visited-style-name="Index_20_Link">1.3 Goals<text:tab/>2</text:a></text:p>
          <text:p text:style-name="P2"><text:a xlink:type="simple" xlink:href="#__RefHeading___Toc323_1774439683" text:style-name="Index_20_Link" text:visited-style-name="Index_20_Link">1.4 Domain Properties<text:tab/>2</text:a></text:p>
          <text:p text:style-name="P2"><text:a xlink:type="simple" xlink:href="#__RefHeading___Toc329_1774439683" text:style-name="Index_20_Link" text:visited-style-name="Index_20_Link">1.5 Assumptions<text:tab/>2</text:a></text:p>
        </text:index-body>
      </text:table-of-content>
      <text:p text:style-name="Standard"/>
      <text:p text:style-name="Standard"/>
      <text:p text:style-name="Standard"/>
      <text:h text:style-name="Heading_20_1" text:outline-level="1"><text:bookmark text:name="__RefHeading___Toc317_1774439683"/>1 Introduction<text:bookmark-end text:name="__RefHeading___Toc317_1774439683"/></text:h>
      <text:h text:style-name="Heading_20_2" text:outline-level="2"><text:bookmark text:name="__RefHeading___Toc319_1774439683"/>1.1 Problem description<text:bookmark-end text:name="__RefHeading___Toc319_1774439683"/></text:h>
      <text:p text:style-name="Text_20_body">The purpose of the project is to develop a web-based service that manages the taxi service of a city.<text:line-break/>Citizens can use an app installed on their phone or a web-app to request or reserve a taxi ride. Taxi drivers will also use the same app to inform the system about their availability and to confirm requests made by customers.</text:p>
      <text:p text:style-name="Text_20_body">A customer can send a request for a performance to the system; the system will forward the request to the first taxi available. The taxi driver can accept or refuse the request: in the case of rejection the system will contact the second available taxi and so on. When the request is accepted by a driver, the customer is notified with the waiting time and the code of the taxi.</text:p>
      <text:p text:style-name="Text_20_body">If a customer wants to book a ride, it can also make a reservation.</text:p>
      <text:h text:style-name="Heading_20_2" text:outline-level="2"><text:bookmark text:name="__RefHeading___Toc327_1774439683"/>1.2 Glossary<text:bookmark-end text:name="__RefHeading___Toc327_1774439683"/></text:h>
      <text:list xml:id="list38702413" text:style-name="L1">
        <text:list-item>
          <text:p text:style-name="P3"><text:span text:style-name="T5">Customer</text:span> / <text:span text:style-name="T5">Passenger</text:span><text:span text:style-name="T6">: </text:span><text:span text:style-name="T6">a citizen who requires a taxi ride using the service.</text:span></text:p>
        </text:list-item>
        <text:list-item>
          <text:p text:style-name="P3"><text:span text:style-name="T5">C</text:span><text:span text:style-name="T5">onfirmation</text:span><text:span text:style-name="T6">: after a request is taken in charge by a taxi driver, the system generates a confirmation that will be sent to the customer. The confirmation informs the customer about the waiting time and the code of the taxi.</text:span></text:p>
        </text:list-item>
        <text:list-item>
          <text:p text:style-name="P4">Request<text:span text:style-name="T6">: when a customer requests for a ride to the system, this will generate a request that will be forwarded to a taxi driver, </text:span><text:span text:style-name="T6">containing information about the customer (such as his/hers name and surname provided during the registration to the system, etc.) and the origin of the ride. </text:span></text:p>
        </text:list-item>
        <text:list-item>
          <text:p text:style-name="P4">Reservation<text:span text:style-name="T6">: </text:span><text:span text:style-name="T6">when a customer wants to book a ride, the system will generate a reservation instance. </text:span><text:span text:style-name="T6">The reservation must be made at least 2 hours before the ride, </text:span><text:span text:style-name="T6">but the request is processed by the system only 10 minutes before the performance takes place. </text:span><text:span text:style-name="T6">Despite of </text:span><text:span text:style-name="T6">the</text:span><text:span text:style-name="T6"> request, t</text:span><text:span text:style-name="T6">he customer must </text:span><text:span text:style-name="T6">also </text:span><text:span text:style-name="T6">provide to the system the destination of the ride</text:span></text:p>
        </text:list-item>
        <text:list-item>
          <text:p text:style-name="P4">Ride<text:span text:style-name="T6">: </text:span><text:span text:style-name="T6">performance made by a taxi driver that take a customer from a place to the desired </text:span><text:soft-page-break/><text:span text:style-name="T6">destination.</text:span></text:p>
        </text:list-item>
        <text:list-item>
          <text:p text:style-name="P4">Taxi Driver<text:span text:style-name="T6">: the one who drives, and also usually owns, a taxi. He will use the service to find customers.</text:span></text:p>
        </text:list-item>
        <text:list-item>
          <text:p text:style-name="P3"><text:span text:style-name="T5">Zone</text:span><text:span text:style-name="T6"> : a zone is a section which the city is divided in. </text:span><text:span text:style-name="T6">Zones are </text:span><text:span text:style-name="T6">2 km</text:span><text:span text:style-name="T2">2</text:span><text:span text:style-name="T4"> wide.</text:span></text:p>
        </text:list-item>
      </text:list>
      <text:h text:style-name="Heading_20_2" text:outline-level="2"><text:bookmark text:name="__RefHeading___Toc321_1774439683"/>1.3 Goals<text:bookmark-end text:name="__RefHeading___Toc321_1774439683"/></text:h>
      <text:p text:style-name="Text_20_body">The main goals of our service will be:</text:p>
      <text:list xml:id="list38685468" text:style-name="L2">
        <text:list-item>
          <text:p text:style-name="P5">Simplify the access of passengers to the service.</text:p>
        </text:list-item>
        <text:list-item>
          <text:p text:style-name="P5">Make easier for taxi drivers to find customers.</text:p>
        </text:list-item>
        <text:list-item>
          <text:p text:style-name="P5">Help taxi drivers to keep track of past performances.</text:p>
        </text:list-item>
        <text:list-item>
          <text:p text:style-name="P5">Guarantee a fair management of taxi queues.</text:p>
        </text:list-item>
      </text:list>
      <text:h text:style-name="Heading_20_2" text:outline-level="2"><text:bookmark text:name="__RefHeading___Toc323_1774439683"/>1.4 Domain Properties<text:bookmark-end text:name="__RefHeading___Toc323_1774439683"/></text:h>
      <text:list xml:id="list38691916" text:style-name="L3">
        <text:list-item>
          <text:p text:style-name="P6">The City is divided in taxi zones.</text:p>
        </text:list-item>
        <text:list-item>
          <text:p text:style-name="P6">Zones are 2 km<text:span text:style-name="T1">2</text:span><text:span text:style-name="T3"> wide.</text:span></text:p>
        </text:list-item>
        <text:list-item>
          <text:p text:style-name="P6">The position of a taxi is known by receiving GPS coordinates of the navigator installed on it.</text:p>
        </text:list-item>
        <text:list-item>
          <text:p text:style-name="P6">A taxi is associated to a zone if its location is inside the zone's boundaries.</text:p>
        </text:list-item>
      </text:list>
      <text:h text:style-name="Heading_20_2" text:outline-level="2"><text:bookmark text:name="__RefHeading___Toc329_1774439683"/>1.5 Assumptions<text:bookmark-end text:name="__RefHeading___Toc329_1774439683"/></text:h>
      <text:list xml:id="list38718971" text:style-name="L8">
        <text:list-item>
          <text:p text:style-name="P7">A navigator must be installed on every taxi, in this way the system is able to establish the position of the vehicle to assign it to a zone of the city.</text:p>
        </text:list-item>
      </text:list>
      <text:p text:style-name="Text_20_body">navigator on taxis</text:p>
      <text:p text:style-name="Text_20_body">registered users</text:p>
      <text:p text:style-name="Standard"/>
      <text:p text:style-name="Standard">Requirements</text:p>
      <text:p text:style-name="Standard"/>
      <text:p text:style-name="Standard">Functional Requirements</text:p>
      <text:p text:style-name="Standard"/>
      <text:p text:style-name="Standard">Passenger-related</text:p>
      <text:list xml:id="list38708693" text:style-name="L4">
        <text:list-item>
          <text:p text:style-name="P8">A passenger should be able to call a taxi using the application (or the web-app).</text:p>
        </text:list-item>
        <text:list-item>
          <text:p text:style-name="P8">A passenger should be able to book a ride submitting the origin of the ride, the destination and the hour</text:p>
        </text:list-item>
      </text:list>
      <text:p text:style-name="Standard">System-related</text:p>
      <text:list xml:id="list38693659" text:style-name="L5">
        <text:list-item>
          <text:p text:style-name="P9">The system should try to match in a fair way available taxis an passengers with a system of queue zone based</text:p>
        </text:list-item>
      </text:list>
      <text:p text:style-name="Standard"><text:soft-page-break/>Taxi Driver-related</text:p>
      <text:list xml:id="list38709785" text:style-name="L6">
        <text:list-item>
          <text:p text:style-name="P10">if choosen by the system because available, a taxi driver should be able to take in charge or refuse a passenger's request.</text:p>
        </text:list-item>
      </text:list>
      <text:p text:style-name="Standard"/>
      <text:p text:style-name="Standard"/>
      <text:p text:style-name="Standard">Non-Functional Requirements</text:p>
      <text:p text:style-name="Standard"/>
      <text:p text:style-name="Standard">Constraints</text:p>
      <text:list xml:id="list38697827" text:style-name="L7">
        <text:list-item>
          <text:p text:style-name="P11">Internet connection is required for accessing to the servi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0-19T22:04:40.143529571</meta:creation-date>
    <dc:date>2015-10-20T18:57:06.17</dc:date>
    <meta:editing-duration>PT1H51M17S</meta:editing-duration>
    <meta:editing-cycles>40</meta:editing-cycles>
    <meta:generator>OpenOffice.org/3.3$Win32 OpenOffice.org_project/330m20$Build-9567</meta:generator>
    <meta:document-statistic meta:table-count="0" meta:image-count="0" meta:object-count="0" meta:page-count="3" meta:paragraph-count="47" meta:word-count="637" meta:character-count="3482"/>
  </office:meta>
</office:document-meta>
</file>